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a37d" officeooo:paragraph-rsid="000ca37d"/>
    </style:style>
    <style:style style:name="P2" style:family="paragraph" style:parent-style-name="Standard">
      <style:paragraph-properties fo:text-align="center" style:justify-single-word="false"/>
      <style:text-properties officeooo:rsid="000ca37d" officeooo:paragraph-rsid="0015cfd9"/>
    </style:style>
    <style:style style:name="P3" style:family="paragraph" style:parent-style-name="Standard">
      <style:paragraph-properties fo:line-height="130%" fo:text-align="center" style:justify-single-word="false"/>
      <style:text-properties fo:font-size="16pt" officeooo:rsid="000ca37d" officeooo:paragraph-rsid="000ca37d" style:font-size-asian="16pt" style:font-size-complex="16pt"/>
    </style:style>
    <style:style style:name="P4" style:family="paragraph" style:parent-style-name="Standard">
      <style:paragraph-properties fo:line-height="130%" fo:text-align="center" style:justify-single-word="false"/>
      <style:text-properties fo:font-size="16pt" officeooo:rsid="000ca37d" officeooo:paragraph-rsid="0015cfd9" style:font-size-asian="16pt" style:font-size-complex="16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officeooo:rsid="000ca37d" officeooo:paragraph-rsid="000ca37d"/>
    </style:style>
    <style:style style:name="P6" style:family="paragraph" style:parent-style-name="Standard">
      <style:paragraph-properties fo:line-height="130%" fo:text-align="center" style:justify-single-word="false"/>
      <style:text-properties fo:font-size="12pt" officeooo:rsid="0012a42a" officeooo:paragraph-rsid="0015cfd9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officeooo:rsid="000ca37d" officeooo:paragraph-rsid="0015cfd9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1.834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vertical-align="middle" draw:auto-grow-height="false" fo:min-height="3.36cm" fo:min-width="0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none" draw:textarea-vertical-align="middle" draw:auto-grow-height="false" fo:min-height="1.836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Terra Fértil</text:span><text:tab/>Ministério Além do Véu [ 5 ]</text:p>
      <text:p text:style-name="P1"/>
      <text:p text:style-name="P3">Eu quero entrar, nos átrios do pai</text:p>
      <text:p text:style-name="P3">E regozijar-me em Tua presença</text:p>
      <text:p text:style-name="P3">E ali me prostrarei com toda reverência</text:p>
      <text:p text:style-name="P3">E entregarei minha humilde oferta</text:p>
      <text:p text:style-name="P3">Meu coração minha vida, meu ser, te entregarei</text:p>
      <text:p text:style-name="P3"/>
      <text:p text:style-name="P3">Colher o que há de bom em Tua palavra</text:p>
      <text:p text:style-name="P3">E descansar em Teus braços de amor</text:p>
      <text:p text:style-name="P3">Quero Teu arado, preparando a minha vida</text:p>
      <text:p text:style-name="P3">Devolva com vontade o mais profundo de mim</text:p>
      <text:p text:style-name="P3">Tire as pedras e os espinhos, terra fértil quero ser</text:p>
      <text:p text:style-name="P3"/>
      <text:p text:style-name="P3"><draw:custom-shape text:anchor-type="paragraph" draw:z-index="2" draw:style-name="gr3" draw:text-style-name="P9" svg:width="0.346cm" svg:height="3.361cm" svg:x="2.522cm" svg:y="-0.028cm"><text:p/>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Pra Teu louvor, faz-me Senhor</text:p>
      <text:p text:style-name="P3"><draw:frame text:anchor-type="paragraph" draw:z-index="0" draw:style-name="gr1" draw:text-style-name="P8" svg:width="1.403cm" svg:height="0.521cm" svg:x="1.122cm" svg:y="0.512cm"><draw:text-box><text:p>2x Final</text:p></draw:text-box></draw:frame>Eu quero ser usado sem medida</text:p>
      <text:p text:style-name="P3"><draw:custom-shape text:anchor-type="paragraph" draw:z-index="1" draw:style-name="gr2" draw:text-style-name="P9" svg:width="0.318cm" svg:height="1.835cm" svg:x="11.815cm" svg:y="-0.113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Prepara-me Senhor, capacita-me Senhor</text:p>
      <text:p text:style-name="P3">Te entrego a direção da minha vida</text:p>
      <text:p text:style-name="P3"/>
      <text:p text:style-name="P3">Sou tão dependente desse Teu amor</text:p>
      <text:p text:style-name="P3">Uma pequena gota, em Teu grande mar</text:p>
      <text:p text:style-name="P3">Move as Tuas águas, enche-me de Ti</text:p>
      <text:p text:style-name="P3">Eu quero Senhor transbordar</text:p>
      <text:p text:style-name="P2"><text:span text:style-name="T1"/></text:p>
      <text:p text:style-name="P2"><text:span text:style-name="T1">Terra Fértil</text:span><text:tab/>Ministério Além do Véu [ 5 ]</text:p>
      <text:p text:style-name="P2"/>
      <text:p text:style-name="P4">Eu quero entrar, nos átrios do pai</text:p>
      <text:p text:style-name="P4">E regozijar-me em Tua presença</text:p>
      <text:p text:style-name="P4">E ali me prostrarei com toda reverência</text:p>
      <text:p text:style-name="P4">E entregarei minha humilde oferta</text:p>
      <text:p text:style-name="P4">Meu coração minha vida, meu ser, te entregarei</text:p>
      <text:p text:style-name="P4"/>
      <text:p text:style-name="P4">Colher o que há de bom em Tua palavra</text:p>
      <text:p text:style-name="P4">E descansar em Teus braços de amor</text:p>
      <text:p text:style-name="P4">Quero Teu arado, preparando a minha vida</text:p>
      <text:p text:style-name="P4">Devolva com vontade o mais profundo de mim</text:p>
      <text:p text:style-name="P4">Tire as pedras e os espinhos, terra fértil quero ser</text:p>
      <text:p text:style-name="P4"/>
      <text:p text:style-name="P4"><draw:custom-shape text:anchor-type="paragraph" draw:z-index="5" draw:style-name="gr3" draw:text-style-name="P9" svg:width="0.346cm" svg:height="3.361cm" svg:x="2.522cm" svg:y="-0.028cm"><text:p/>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Pra Teu louvor, faz-me Senhor</text:p>
      <text:p text:style-name="P4"><draw:frame text:anchor-type="paragraph" draw:z-index="3" draw:style-name="gr1" draw:text-style-name="P8" svg:width="1.403cm" svg:height="0.521cm" svg:x="1.122cm" svg:y="0.512cm"><draw:text-box><text:p>2x Final</text:p></draw:text-box></draw:frame>Eu quero ser usado sem medida</text:p>
      <text:p text:style-name="P4"><draw:custom-shape text:anchor-type="paragraph" draw:z-index="4" draw:style-name="gr4" draw:text-style-name="P9" svg:width="0.318cm" svg:height="1.835cm" svg:x="11.815cm" svg:y="-0.113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Prepara-me Senhor, capacita-me Senhor</text:p>
      <text:p text:style-name="P4">Te entrego a direção da minha vida</text:p>
      <text:p text:style-name="P4"/>
      <text:p text:style-name="P4">Sou tão dependente desse Teu amor</text:p>
      <text:p text:style-name="P4">Uma pequena gota, em Teu grande mar</text:p>
      <text:p text:style-name="P4">Move as Tuas águas, enche-me de Ti</text:p>
      <text:p text:style-name="P4">Eu quero Senhor transbordar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5-11-16T18:44:18.868696033</dc:date>
    <meta:editing-cycles>14</meta:editing-cycles>
    <meta:editing-duration>PT27M32S</meta:editing-duration>
    <meta:generator>LibreOffice/4.4.6.3$Linux_X86_64 LibreOffice_project/40m0$Build-3</meta:generator>
    <meta:document-statistic meta:table-count="0" meta:image-count="0" meta:object-count="0" meta:page-count="1" meta:paragraph-count="38" meta:word-count="256" meta:character-count="1372" meta:non-whitespace-character-count="1154"/>
  </office:meta>
</office:document-meta>
</file>